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5032"/>
    </style:style>
    <style:style style:name="T3" style:family="text">
      <style:text-properties style:font-name="Monospace" fo:font-size="10pt" style:font-name-asian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eft: 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MAINTAIN TIMERS</text:p>
          </table:table-cell>
          <table:table-cell table:number-columns-repeated="5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time as “unsigned long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7"/>
          <table:table-cell table:style-name="ce3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to use signal &amp; alarm???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es sleeping threads be considered same as suspended ..i.e. only chnage in tim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&lt;....&gt; if yes</text:p>
          </table:table-cell>
          <table:table-cell office:value-type="string" calcext:value-type="string">
            <text:p>can sleeping thread be suspended (removing the timer)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string" calcext:value-type="string">
            <text:p><text:span text:style-name="T1">sp = (</text:span><text:span text:style-name="T2">address_t</text:span><text:span text:style-name="T3">)stack + STACK_SIZE - </text:span><text:span text:style-name="T4">sizeof</text:span><text:span text:style-name="T3">(</text:span><text:span text:style-name="T2">address_t</text:span><text:span text:style-name="T3">);</text:span></text:p>
          </table:table-cell>
        </table:table-row>
        <table:table-row table:style-name="ro1">
          <table:table-cell/>
          <table:table-cell table:style-name="ce1" office:value-type="string" calcext:value-type="string">
            <text:p>Doublts: 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bet start &amp; run </text:p>
          </table:table-cell>
          <table:table-cell table:number-columns-repeated="5"/>
          <table:table-cell office:value-type="string" calcext:value-type="string">
            <text:p>“switch thread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----&gt;</text:p>
          </table:table-cell>
          <table:table-cell office:value-type="string" calcext:value-type="string">
            <text:p>who will call start &amp; ru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fferent between run &amp; resu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enario : sleep ho rakha hai 15 sec ke liye &amp; 5 sec baad someone called run on that..what will happen?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tus changed whenvere moved from one queue to ot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are with disha code...to confirm we are not missing anythi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no unnecessary printQueues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ange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00:42:21.61815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1T00:42:34.660867156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32" meta:object-count="0"/>
  </office:meta>
</office:document-meta>
</file>